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800" officeooo:paragraph-rsid="00038800"/>
    </style:style>
    <style:style style:name="P2" style:family="paragraph" style:parent-style-name="Standard">
      <style:text-properties officeooo:rsid="0005121a" officeooo:paragraph-rsid="0005121a"/>
    </style:style>
    <style:style style:name="P3" style:family="paragraph" style:parent-style-name="Standard">
      <style:text-properties officeooo:rsid="0005121a" officeooo:paragraph-rsid="0006ada9"/>
    </style:style>
    <style:style style:name="P4" style:family="paragraph" style:parent-style-name="Standard">
      <style:text-properties officeooo:rsid="0006ada9" officeooo:paragraph-rsid="00085f08"/>
    </style:style>
    <style:style style:name="P5" style:family="paragraph" style:parent-style-name="Standard">
      <style:text-properties officeooo:rsid="0007e963" officeooo:paragraph-rsid="0007e963"/>
    </style:style>
    <style:style style:name="P6" style:family="paragraph" style:parent-style-name="Standard">
      <style:text-properties officeooo:rsid="00085f08" officeooo:paragraph-rsid="00085f08"/>
    </style:style>
    <style:style style:name="P7" style:family="paragraph" style:parent-style-name="Standard">
      <style:text-properties officeooo:rsid="000975b3" officeooo:paragraph-rsid="000975b3"/>
    </style:style>
    <style:style style:name="P8" style:family="paragraph" style:parent-style-name="Standard">
      <style:text-properties officeooo:rsid="000e392c" officeooo:paragraph-rsid="000e392c"/>
    </style:style>
    <style:style style:name="P9" style:family="paragraph" style:parent-style-name="Standard">
      <style:text-properties officeooo:rsid="000e392c" officeooo:paragraph-rsid="00144935"/>
    </style:style>
    <style:style style:name="P10" style:family="paragraph" style:parent-style-name="Standard">
      <style:text-properties officeooo:rsid="000e392c" officeooo:paragraph-rsid="00149e1e"/>
    </style:style>
    <style:style style:name="P11" style:family="paragraph" style:parent-style-name="Standard">
      <style:text-properties officeooo:rsid="000dd1d4" officeooo:paragraph-rsid="000dd1d4"/>
    </style:style>
    <style:style style:name="P12" style:family="paragraph" style:parent-style-name="Standard">
      <style:text-properties fo:font-weight="bold" officeooo:rsid="00038800" officeooo:paragraph-rsid="00038800" fo:background-color="#ffffff" style:font-weight-asian="bold" style:font-weight-complex="bold"/>
    </style:style>
    <style:style style:name="P13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14" style:family="paragraph" style:parent-style-name="Standard">
      <style:text-properties fo:font-weight="bold" officeooo:rsid="00149e1e" officeooo:paragraph-rsid="00149e1e" style:font-weight-asian="bold" style:font-weight-complex="bold"/>
    </style:style>
    <style:style style:name="P15" style:family="paragraph" style:parent-style-name="Standard">
      <style:text-properties fo:font-weight="normal" officeooo:rsid="0011155c" officeooo:paragraph-rsid="0011155c" fo:background-color="#ffffff" style:font-weight-asian="normal" style:font-weight-complex="normal"/>
    </style:style>
    <style:style style:name="P16" style:family="paragraph" style:parent-style-name="Standard">
      <style:text-properties fo:font-weight="normal" officeooo:rsid="00129da2" officeooo:paragraph-rsid="00129da2" fo:background-color="#ffffff" style:font-weight-asian="normal" style:font-weight-complex="normal"/>
    </style:style>
    <style:style style:name="P17" style:family="paragraph" style:parent-style-name="Standard">
      <style:text-properties fo:font-weight="normal" officeooo:rsid="00149e1e" officeooo:paragraph-rsid="00149e1e" style:font-weight-asian="normal" style:font-weight-complex="normal"/>
    </style:style>
    <style:style style:name="P18" style:family="paragraph" style:parent-style-name="Standard">
      <style:text-properties fo:font-weight="normal" officeooo:rsid="00156942" officeooo:paragraph-rsid="00156942" style:font-weight-asian="normal" style:font-weight-complex="normal"/>
    </style:style>
    <style:style style:name="P19" style:family="paragraph" style:parent-style-name="Standard">
      <style:text-properties fo:font-weight="normal" officeooo:rsid="0017ff12" officeooo:paragraph-rsid="0017ff12" style:font-weight-asian="normal" style:font-weight-complex="normal"/>
    </style:style>
    <style:style style:name="P20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21" style:family="paragraph" style:parent-style-name="Standard">
      <style:text-properties officeooo:rsid="00149e1e" officeooo:paragraph-rsid="00149e1e"/>
    </style:style>
    <style:style style:name="P22" style:family="paragraph" style:parent-style-name="Standard" style:list-style-name="L1">
      <style:text-properties fo:font-weight="normal" officeooo:rsid="0011155c" officeooo:paragraph-rsid="0011155c" fo:background-color="#ffffff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129da2" officeooo:paragraph-rsid="00129da2" fo:background-color="#ffffff" style:font-weight-asian="normal" style:font-weight-complex="normal"/>
    </style:style>
    <style:style style:name="P24" style:family="paragraph" style:parent-style-name="Standard" style:list-style-name="L13">
      <style:text-properties fo:font-weight="normal" officeooo:rsid="00144935" officeooo:paragraph-rsid="00144935" style:font-weight-asian="normal" style:font-weight-complex="normal"/>
    </style:style>
    <style:style style:name="P25" style:family="paragraph" style:parent-style-name="Standard" style:list-style-name="L14">
      <style:text-properties fo:font-weight="normal" officeooo:rsid="00149e1e" officeooo:paragraph-rsid="00149e1e" style:font-weight-asian="normal" style:font-weight-complex="normal"/>
    </style:style>
    <style:style style:name="P26" style:family="paragraph" style:parent-style-name="Standard" style:list-style-name="L14">
      <style:text-properties fo:font-weight="normal" officeooo:rsid="00156942" officeooo:paragraph-rsid="00156942" style:font-weight-asian="normal" style:font-weight-complex="normal"/>
    </style:style>
    <style:style style:name="P27" style:family="paragraph" style:parent-style-name="Standard" style:list-style-name="L14">
      <style:text-properties fo:font-weight="normal" officeooo:rsid="0016f15a" officeooo:paragraph-rsid="0016f15a" style:font-weight-asian="normal" style:font-weight-complex="normal"/>
    </style:style>
    <style:style style:name="P28" style:family="paragraph" style:parent-style-name="Standard" style:list-style-name="L14">
      <style:text-properties fo:font-weight="normal" officeooo:rsid="00176505" officeooo:paragraph-rsid="00176505" style:font-weight-asian="normal" style:font-weight-complex="normal"/>
    </style:style>
    <style:style style:name="P29" style:family="paragraph" style:parent-style-name="Standard" style:list-style-name="L14">
      <style:text-properties fo:font-weight="normal" officeooo:rsid="0017ff12" officeooo:paragraph-rsid="0017ff12" style:font-weight-asian="normal" style:font-weight-complex="normal"/>
    </style:style>
    <style:style style:name="P30" style:family="paragraph" style:parent-style-name="Standard" style:list-style-name="L14">
      <style:text-properties fo:font-weight="normal" officeooo:rsid="0018ecb8" officeooo:paragraph-rsid="0018ecb8" style:font-weight-asian="normal" style:font-weight-complex="normal"/>
    </style:style>
    <style:style style:name="P31" style:family="paragraph" style:parent-style-name="Standard">
      <style:text-properties fo:font-weight="normal" officeooo:rsid="0018ecb8" officeooo:paragraph-rsid="0018ecb8" style:font-weight-asian="normal" style:font-weight-complex="normal"/>
    </style:style>
    <style:style style:name="P32" style:family="paragraph" style:parent-style-name="Standard" style:list-style-name="L16">
      <style:text-properties fo:font-weight="normal" officeooo:rsid="001a7a29" officeooo:paragraph-rsid="001a7a29" style:font-weight-asian="normal" style:font-weight-complex="normal"/>
    </style:style>
    <style:style style:name="P33" style:family="paragraph" style:parent-style-name="Standard" style:list-style-name="L16">
      <style:text-properties fo:font-weight="normal" officeooo:rsid="001b93a6" officeooo:paragraph-rsid="001b93a6" style:font-weight-asian="normal" style:font-weight-complex="normal"/>
    </style:style>
    <style:style style:name="P34" style:family="paragraph" style:parent-style-name="Standard" style:list-style-name="L16">
      <style:text-properties fo:font-weight="normal" officeooo:rsid="001d1443" officeooo:paragraph-rsid="001d1443" style:font-weight-asian="normal" style:font-weight-complex="normal"/>
    </style:style>
    <style:style style:name="P35" style:family="paragraph" style:parent-style-name="Standard" style:list-style-name="L18">
      <style:text-properties fo:font-weight="normal" officeooo:rsid="0020cda6" officeooo:paragraph-rsid="0020cda6" style:font-weight-asian="normal" style:font-weight-complex="normal"/>
    </style:style>
    <style:style style:name="P36" style:family="paragraph" style:parent-style-name="Standard" style:list-style-name="L18">
      <style:text-properties fo:font-weight="normal" officeooo:rsid="002270a8" officeooo:paragraph-rsid="002270a8" style:font-weight-asian="normal" style:font-weight-complex="normal"/>
    </style:style>
    <style:style style:name="P37" style:family="paragraph" style:parent-style-name="Standard" style:list-style-name="L18">
      <style:text-properties fo:font-weight="normal" officeooo:rsid="0022d375" officeooo:paragraph-rsid="0022d375" style:font-weight-asian="normal" style:font-weight-complex="normal"/>
    </style:style>
    <style:style style:name="P38" style:family="paragraph" style:parent-style-name="Standard">
      <style:text-properties fo:font-weight="normal" officeooo:rsid="0022d375" officeooo:paragraph-rsid="0022d375" style:font-weight-asian="normal" style:font-weight-complex="normal"/>
    </style:style>
    <style:style style:name="P39" style:family="paragraph" style:parent-style-name="Standard" style:list-style-name="L18">
      <style:text-properties fo:font-weight="normal" officeooo:rsid="00244afa" officeooo:paragraph-rsid="00244afa" style:font-weight-asian="normal" style:font-weight-complex="normal"/>
    </style:style>
    <style:style style:name="P40" style:family="paragraph" style:parent-style-name="Standard" style:list-style-name="L3">
      <style:text-properties officeooo:rsid="0005121a" officeooo:paragraph-rsid="00085f08"/>
    </style:style>
    <style:style style:name="P41" style:family="paragraph" style:parent-style-name="Standard" style:list-style-name="L4">
      <style:text-properties officeooo:rsid="0005121a" officeooo:paragraph-rsid="00085f08"/>
    </style:style>
    <style:style style:name="P42" style:family="paragraph" style:parent-style-name="Standard" style:list-style-name="L5">
      <style:text-properties officeooo:rsid="0005121a" officeooo:paragraph-rsid="00085f08"/>
    </style:style>
    <style:style style:name="P43" style:family="paragraph" style:parent-style-name="Standard" style:list-style-name="L5">
      <style:text-properties officeooo:rsid="00085f08" officeooo:paragraph-rsid="00085f08"/>
    </style:style>
    <style:style style:name="P44" style:family="paragraph" style:parent-style-name="Standard" style:list-style-name="L6">
      <style:text-properties officeooo:rsid="00085f08" officeooo:paragraph-rsid="00085f08"/>
    </style:style>
    <style:style style:name="P45" style:family="paragraph" style:parent-style-name="Standard" style:list-style-name="L9">
      <style:text-properties officeooo:rsid="00085f08" officeooo:paragraph-rsid="00085f08"/>
    </style:style>
    <style:style style:name="P46" style:family="paragraph" style:parent-style-name="Standard" style:list-style-name="L10">
      <style:text-properties officeooo:rsid="00085f08" officeooo:paragraph-rsid="00085f08"/>
    </style:style>
    <style:style style:name="P47" style:family="paragraph" style:parent-style-name="Standard" style:list-style-name="L11">
      <style:text-properties officeooo:rsid="00085f08" officeooo:paragraph-rsid="00085f08"/>
    </style:style>
    <style:style style:name="P48" style:family="paragraph" style:parent-style-name="Standard" style:list-style-name="L6">
      <style:text-properties officeooo:rsid="0006ada9" officeooo:paragraph-rsid="00085f08"/>
    </style:style>
    <style:style style:name="P49" style:family="paragraph" style:parent-style-name="Standard" style:list-style-name="L6">
      <style:text-properties officeooo:rsid="0007e963" officeooo:paragraph-rsid="00085f08"/>
    </style:style>
    <style:style style:name="P50" style:family="paragraph" style:parent-style-name="Standard" style:list-style-name="L7">
      <style:text-properties officeooo:rsid="0007e963" officeooo:paragraph-rsid="00085f08"/>
    </style:style>
    <style:style style:name="P51" style:family="paragraph" style:parent-style-name="Standard" style:list-style-name="L7">
      <style:text-properties officeooo:rsid="0007e963" officeooo:paragraph-rsid="0007e963"/>
    </style:style>
    <style:style style:name="P52" style:family="paragraph" style:parent-style-name="Standard" style:list-style-name="L8">
      <style:text-properties officeooo:rsid="0007e963" officeooo:paragraph-rsid="00085f08"/>
    </style:style>
    <style:style style:name="P53" style:family="paragraph" style:parent-style-name="Standard" style:list-style-name="L9">
      <style:text-properties officeooo:rsid="0007e963" officeooo:paragraph-rsid="00085f08"/>
    </style:style>
    <style:style style:name="P54" style:family="paragraph" style:parent-style-name="Standard">
      <style:text-properties officeooo:rsid="0007e963" officeooo:paragraph-rsid="001e9dfc"/>
    </style:style>
    <style:style style:name="P55" style:family="paragraph" style:parent-style-name="Standard" style:list-style-name="L11">
      <style:text-properties officeooo:rsid="000975b3" officeooo:paragraph-rsid="000975b3"/>
    </style:style>
    <style:style style:name="P56" style:family="paragraph" style:parent-style-name="Standard" style:list-style-name="L12">
      <style:text-properties officeooo:rsid="000975b3" officeooo:paragraph-rsid="000975b3"/>
    </style:style>
    <style:style style:name="P57" style:family="paragraph" style:parent-style-name="Standard" style:list-style-name="L12">
      <style:text-properties officeooo:rsid="000a60c9" officeooo:paragraph-rsid="000a60c9"/>
    </style:style>
    <style:style style:name="P58" style:family="paragraph" style:parent-style-name="Standard" style:list-style-name="L12">
      <style:text-properties officeooo:rsid="000b7075" officeooo:paragraph-rsid="000b7075"/>
    </style:style>
    <style:style style:name="P59" style:family="paragraph" style:parent-style-name="Standard" style:list-style-name="L12">
      <style:text-properties officeooo:rsid="000d450f" officeooo:paragraph-rsid="000d450f"/>
    </style:style>
    <style:style style:name="P60" style:family="paragraph" style:parent-style-name="Standard" style:list-style-name="L12">
      <style:text-properties officeooo:rsid="000dd1d4" officeooo:paragraph-rsid="000dd1d4"/>
    </style:style>
    <style:style style:name="P61" style:family="paragraph" style:parent-style-name="Standard" style:list-style-name="L12">
      <style:text-properties officeooo:rsid="000bca92" officeooo:paragraph-rsid="000bca92"/>
    </style:style>
    <style:style style:name="P62" style:family="paragraph" style:parent-style-name="Standard" style:list-style-name="L12">
      <style:text-properties officeooo:rsid="000e392c" officeooo:paragraph-rsid="000e392c"/>
    </style:style>
    <style:style style:name="P63" style:family="paragraph" style:parent-style-name="Standard" style:list-style-name="L13">
      <style:text-properties officeooo:rsid="00144935" officeooo:paragraph-rsid="00144935"/>
    </style:style>
    <style:style style:name="P64" style:family="paragraph" style:parent-style-name="Standard" style:list-style-name="L13">
      <style:text-properties officeooo:rsid="00149e1e" officeooo:paragraph-rsid="00149e1e"/>
    </style:style>
    <style:style style:name="P65" style:family="paragraph" style:parent-style-name="Standard">
      <style:text-properties fo:font-weight="bold" officeooo:rsid="0019f983" officeooo:paragraph-rsid="0019f983" style:font-weight-asian="bold" style:font-weight-complex="bold"/>
    </style:style>
    <style:style style:name="P66" style:family="paragraph" style:parent-style-name="Standard">
      <style:text-properties fo:font-weight="bold" officeooo:rsid="001e9dfc" officeooo:paragraph-rsid="001e9dfc" style:font-weight-asian="bold" style:font-weight-complex="bold"/>
    </style:style>
    <style:style style:name="P67" style:family="paragraph" style:parent-style-name="Standard" style:list-style-name="L16">
      <style:text-properties officeooo:rsid="001d1443" officeooo:paragraph-rsid="001d1443"/>
    </style:style>
    <style:style style:name="P68" style:family="paragraph" style:parent-style-name="Standard">
      <style:text-properties officeooo:rsid="001d1443" officeooo:paragraph-rsid="001d1443"/>
    </style:style>
    <style:style style:name="P69" style:family="paragraph" style:parent-style-name="Standard" style:list-style-name="L16">
      <style:text-properties officeooo:rsid="001e9dfc" officeooo:paragraph-rsid="001e9dfc"/>
    </style:style>
    <style:style style:name="T1" style:family="text">
      <style:text-properties officeooo:rsid="0006ada9"/>
    </style:style>
    <style:style style:name="T2" style:family="text">
      <style:text-properties officeooo:rsid="00085f08"/>
    </style:style>
    <style:style style:name="T3" style:family="text">
      <style:text-properties officeooo:rsid="00129da2"/>
    </style:style>
    <style:style style:name="T4" style:family="text">
      <style:text-properties officeooo:rsid="00144935"/>
    </style:style>
    <style:style style:name="T5" style:family="text">
      <style:text-properties officeooo:rsid="0016a75a"/>
    </style:style>
    <style:style style:name="T6" style:family="text">
      <style:text-properties officeooo:rsid="0017ff12"/>
    </style:style>
    <style:style style:name="T7" style:family="text">
      <style:text-properties officeooo:rsid="001d144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44afa"/>
    </style:style>
    <style:style style:name="T10" style:family="text">
      <style:text-properties officeooo:rsid="0024a2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ecture 01 – Introduction</text:p>
      <text:p text:style-name="P12"/>
      <text:p text:style-name="P15">Why Language?</text:p>
      <text:list xml:id="list3901530255" text:style-name="L1">
        <text:list-item>
          <text:p text:style-name="P22">Everybody uses Language to communicate</text:p>
        </text:list-item>
        <text:list-item>
          <text:p text:style-name="P22">Information and Knowledge is encoded in text</text:p>
        </text:list-item>
      </text:list>
      <text:p text:style-name="P15"/>
      <text:p text:style-name="P16">Applications for Language Processing</text:p>
      <text:list xml:id="list624762616" text:style-name="L2">
        <text:list-item>
          <text:p text:style-name="P23">Text-To-Speech Assistants (Siri, Google Assistant etc)</text:p>
        </text:list-item>
        <text:list-item>
          <text:p text:style-name="P23">Übersetzer</text:p>
        </text:list-item>
        <text:list-item>
          <text:p text:style-name="P23">Frage-Antwort Systeme</text:p>
        </text:list-item>
        <text:list-item>
          <text:p text:style-name="P23">Chatbots</text:p>
        </text:list-item>
      </text:list>
      <text:p text:style-name="P1"/>
      <text:p text:style-name="P2">Getting Started with NLTK</text:p>
      <text:list xml:id="list2163731739" text:style-name="L3">
        <text:list-item>
          <text:p text:style-name="P40">Importieren der Bibliothek</text:p>
          <text:list>
            <text:list-item>
              <text:p text:style-name="P40">import nltk</text:p>
            </text:list-item>
          </text:list>
        </text:list-item>
        <text:list-item>
          <text:p text:style-name="P40">Hinzufügen von Packages </text:p>
          <text:list>
            <text:list-item>
              <text:p text:style-name="P40">nltk.download()</text:p>
            </text:list-item>
          </text:list>
        </text:list-item>
        <text:list-item>
          <text:p text:style-name="P40">Einbinden der Buchbibliothek</text:p>
          <text:list>
            <text:list-item>
              <text:p text:style-name="P40">from nltk.book import *</text:p>
            </text:list-item>
          </text:list>
        </text:list-item>
        <text:list-item>
          <text:p text:style-name="P40">Texte kann man wie <text:span text:style-name="T1">Wortlisten</text:span> behandeln</text:p>
          <text:list>
            <text:list-item>
              <text:p text:style-name="P40">len(text), text[<text:span text:style-name="T1">index</text:span>], print(text)</text:p>
            </text:list-item>
          </text:list>
        </text:list-item>
      </text:list>
      <text:p text:style-name="P2"/>
      <text:p text:style-name="P2">Searching in Text:</text:p>
      <text:list xml:id="list1805548796" text:style-name="L4">
        <text:list-item>
          <text:p text:style-name="P41">Erscheinen von Wörtern in ihrem Kontext</text:p>
          <text:list>
            <text:list-item>
              <text:p text:style-name="P41">text.concordance(<text:span text:style-name="T2">word</text:span>)</text:p>
            </text:list-item>
          </text:list>
        </text:list-item>
        <text:list-item>
          <text:p text:style-name="P41">Finden von Wörtern die im selben Kontext genutzt werden</text:p>
          <text:list>
            <text:list-item>
              <text:p text:style-name="P41">text.similar(<text:span text:style-name="T2">word</text:span>)</text:p>
            </text:list-item>
          </text:list>
        </text:list-item>
        <text:list-item>
          <text:p text:style-name="P41">Gemeinsamen Kontext zweiter Wörter finden </text:p>
          <text:list>
            <text:list-item>
              <text:p text:style-name="P41">text.common_context([<text:span text:style-name="T2">word1</text:span>, <text:span text:style-name="T2">word2</text:span>])</text:p>
            </text:list-item>
          </text:list>
        </text:list-item>
        <text:list-item>
          <text:p text:style-name="P41">Erscheinen von Wörtern an Stelle von Text plotten</text:p>
          <text:list>
            <text:list-item>
              <text:p text:style-name="P41">text.dispersion_plot(<text:span text:style-name="T2">list_of_words</text:span>)</text:p>
            </text:list-item>
          </text:list>
        </text:list-item>
      </text:list>
      <text:p text:style-name="P2"/>
      <text:p text:style-name="P2">Counting Vocabulary:</text:p>
      <text:list xml:id="list1403983643" text:style-name="L5">
        <text:list-item>
          <text:p text:style-name="P42">Länge von Text filtern</text:p>
          <text:list>
            <text:list-item>
              <text:p text:style-name="P42">len(text)</text:p>
            </text:list-item>
          </text:list>
        </text:list-item>
        <text:list-item>
          <text:p text:style-name="P42">Menge aller verschiedener Wörter eines Textes</text:p>
          <text:list>
            <text:list-item>
              <text:p text:style-name="P42">set(text)</text:p>
            </text:list-item>
          </text:list>
        </text:list-item>
        <text:list-item>
          <text:p text:style-name="P42">Alphabetische Sortierung von Wortmengen</text:p>
          <text:list>
            <text:list-item>
              <text:p text:style-name="P42">sorted(set(text))</text:p>
            </text:list-item>
          </text:list>
        </text:list-item>
        <text:list-item>
          <text:p text:style-name="P42">Lexikalische Diversität prüfen</text:p>
          <text:list>
            <text:list-item>
              <text:p text:style-name="P42">len(set(text)) / len(text)</text:p>
            </text:list-item>
            <text:list-item>
              <text:p text:style-name="P42">Je kleiner desto schlechter</text:p>
            </text:list-item>
            <text:list-item>
              <text:p text:style-name="P43">Drückt aus wie sehr unterschiedliche Wörter verwendet wurden</text:p>
            </text:list-item>
          </text:list>
        </text:list-item>
        <text:list-item>
          <text:p text:style-name="P42">Prozentualer Anteil eines Wortes in einem Text</text:p>
          <text:list>
            <text:list-item>
              <text:p text:style-name="P42">100 * text.count(“Wort”) / len(text)</text:p>
            </text:list-item>
          </text:list>
        </text:list-item>
      </text:list>
      <text:p text:style-name="P3"/>
      <text:p text:style-name="P3"><text:s/><text:span text:style-name="T1">Texts as List of Words:</text:span></text:p>
      <text:list xml:id="list550298618" text:style-name="L6">
        <text:list-item>
          <text:p text:style-name="P48">Länge einer Liste</text:p>
          <text:list>
            <text:list-item>
              <text:p text:style-name="P48">len(list)</text:p>
            </text:list-item>
          </text:list>
        </text:list-item>
        <text:list-item>
          <text:p text:style-name="P48">Konkatenieren von zwei Listen</text:p>
          <text:list>
            <text:list-item>
              <text:p text:style-name="P48">list1 + list2</text:p>
            </text:list-item>
          </text:list>
        </text:list-item>
        <text:list-item>
          <text:p text:style-name="P48">Anhängen von Wörtern an Listen</text:p>
          <text:list>
            <text:list-item>
              <text:p text:style-name="P48"><text:soft-page-break/>list.append(<text:span text:style-name="T2">word</text:span>)</text:p>
            </text:list-item>
          </text:list>
        </text:list-item>
        <text:list-item>
          <text:p text:style-name="P48">Auf Listenindex zugreifen</text:p>
          <text:list>
            <text:list-item>
              <text:p text:style-name="P48">list[index]</text:p>
            </text:list-item>
          </text:list>
        </text:list-item>
        <text:list-item>
          <text:p text:style-name="P48">Index von Element finden</text:p>
          <text:list>
            <text:list-item>
              <text:p text:style-name="P48">list.index(<text:span text:style-name="T2">word)</text:span></text:p>
            </text:list-item>
          </text:list>
        </text:list-item>
      </text:list>
      <text:p text:style-name="P4"/>
      <text:p text:style-name="P4"/>
      <text:list xml:id="list181704125725741" text:continue-numbering="true" text:style-name="L6">
        <text:list-item>
          <text:p text:style-name="P48">Slicen von Listen</text:p>
          <text:list>
            <text:list-item>
              <text:p text:style-name="P48">list[index1:index2]</text:p>
            </text:list-item>
            <text:list-item>
              <text:p text:style-name="P48">index1: inklusiv, index2 exklusiv</text:p>
            </text:list-item>
          </text:list>
        </text:list-item>
        <text:list-item>
          <text:p text:style-name="P49">Slicen mit Anfang oder Ende der Liste</text:p>
          <text:list>
            <text:list-item>
              <text:p text:style-name="P49">list[:index2], list[index1:]</text:p>
            </text:list-item>
          </text:list>
        </text:list-item>
        <text:list-item>
          <text:p text:style-name="P49">Slicebereich editieren</text:p>
          <text:list>
            <text:list-item>
              <text:p text:style-name="P49">list1[index1:index2] = list2</text:p>
            </text:list-item>
            <text:list-item>
              <text:p text:style-name="P44">Missachten Größe des Bereiches, kompletter Bereich geht verloren</text:p>
            </text:list-item>
          </text:list>
        </text:list-item>
        <text:list-item>
          <text:p text:style-name="P49">Slicen beginnend vom Ende der Liste</text:p>
          <text:list>
            <text:list-item>
              <text:p text:style-name="P49">list[-2:] → Die letzten beiden Elemente</text:p>
            </text:list-item>
          </text:list>
        </text:list-item>
      </text:list>
      <text:p text:style-name="P5"/>
      <text:p text:style-name="P5">Computing with Language:</text:p>
      <text:list xml:id="list3892127918" text:style-name="L7">
        <text:list-item>
          <text:p text:style-name="P50">Häufigkeitsverteilung über Listenelemente</text:p>
          <text:list>
            <text:list-item>
              <text:p text:style-name="P50">fdist = nltk.FreqDist(list)</text:p>
            </text:list-item>
          </text:list>
        </text:list-item>
        <text:list-item>
          <text:p text:style-name="P50">Anzeigen der häufigsten Elemente</text:p>
          <text:list>
            <text:list-item>
              <text:p text:style-name="P50">fdist.most_common(x)</text:p>
            </text:list-item>
          </text:list>
        </text:list-item>
        <text:list-item>
          <text:p text:style-name="P50">Anzahl von Vorkommen in Liste prüfen</text:p>
          <text:list>
            <text:list-item>
              <text:p text:style-name="P50">fdist[<text:span text:style-name="T2">word</text:span>]</text:p>
            </text:list-item>
          </text:list>
        </text:list-item>
        <text:list-item>
          <text:p text:style-name="P50">Kumulativen Plot von Häufigkeit</text:p>
          <text:list>
            <text:list-item>
              <text:p text:style-name="P50">fdist.plot(x, cumulative=True)</text:p>
            </text:list-item>
          </text:list>
        </text:list-item>
        <text:list-item>
          <text:p text:style-name="P51">Problem: Die meisten Vorkommen haben meist Satzzeichen und Bindewörter, welche nicht viele Informationen über Texte enthalten</text:p>
        </text:list-item>
      </text:list>
      <text:p text:style-name="P5"/>
      <text:p text:style-name="P5">Fine Grained Selection of Words:</text:p>
      <text:list xml:id="list1783846070" text:style-name="L8">
        <text:list-item>
          <text:p text:style-name="P52">Filtern von Wörtern ab einer gewissen Länge</text:p>
          <text:list>
            <text:list-item>
              <text:p text:style-name="P52">words = [w for w in set(text) if len(w) &gt; 15]</text:p>
            </text:list-item>
          </text:list>
        </text:list-item>
        <text:list-item>
          <text:p text:style-name="P52">Filtern von längeren Wörtern mit einem bestimmten Mindesvorkommen</text:p>
          <text:list>
            <text:list-item>
              <text:p text:style-name="P52">words = [w for w in set(text) if len(w) &gt; 7 and fdist[w] &gt; <text:span text:style-name="T2">7]</text:span></text:p>
            </text:list-item>
          </text:list>
        </text:list-item>
      </text:list>
      <text:p text:style-name="P5"/>
      <text:p text:style-name="P5">Collocations and Bigrams:</text:p>
      <text:list xml:id="list3896724259" text:style-name="L9">
        <text:list-item>
          <text:p text:style-name="P53">Collocation: Sequenz von Wörtern, die ungewöhnlich oft vorkommt</text:p>
          <text:list>
            <text:list-item>
              <text:p text:style-name="P45">text.collocations()</text:p>
            </text:list-item>
          </text:list>
        </text:list-item>
        <text:list-item>
          <text:p text:style-name="P45">Bigrams: Alle Zweier-Wortpaare in einem Text</text:p>
          <text:list>
            <text:list-item>
              <text:p text:style-name="P45">nltk.bigrams(list_of_words)</text:p>
            </text:list-item>
          </text:list>
        </text:list-item>
        <text:list-item>
          <text:p text:style-name="P45">Um gute Collocations zu finden, braucht man eine große Menge an Text als Daten</text:p>
        </text:list-item>
      </text:list>
      <text:p text:style-name="P6"/>
      <text:p text:style-name="P6">Counting other Things:</text:p>
      <text:list xml:id="list1024806581" text:style-name="L10">
        <text:list-item>
          <text:p text:style-name="P46">Zählen von Wortlängen</text:p>
          <text:list>
            <text:list-item>
              <text:p text:style-name="P46">fdist = nltk.FreqDist(len(w) for w in text1)</text:p>
            </text:list-item>
            <text:list-item>
              <text:p text:style-name="P46">Prozentuales Vorkommen einer Wortlänge</text:p>
              <text:list>
                <text:list-item>
                  <text:p text:style-name="P46">fdist.freq(3)</text:p>
                </text:list-item>
              </text:list>
            </text:list-item>
          </text:list>
        </text:list-item>
      </text:list>
      <text:p text:style-name="P6"/>
      <text:p text:style-name="P6">Summerized functions of FreqDist:</text:p>
      <text:list xml:id="list1951232751" text:style-name="L11">
        <text:list-item>
          <text:p text:style-name="P47">fdist[sample] += 1 → Erhöhen eines Eintrages</text:p>
        </text:list-item>
        <text:list-item>
          <text:p text:style-name="P47">fdist[word] → Absolute Häufigkeit eines Wortes</text:p>
        </text:list-item>
        <text:list-item>
          <text:p text:style-name="P47"><text:soft-page-break/>fdist.freq[word] → Prozentuale Häufigkeit eines Wortes</text:p>
        </text:list-item>
        <text:list-item>
          <text:p text:style-name="P47">fdist.N() → Anzahl aller Einträge</text:p>
        </text:list-item>
        <text:list-item>
          <text:p text:style-name="P47">fdist.most_common(x) → Anzeigen der x häufigsten Elemente</text:p>
        </text:list-item>
        <text:list-item>
          <text:p text:style-name="P47">for sample in fdist → Iterieren über alle Einträge</text:p>
        </text:list-item>
        <text:list-item>
          <text:p text:style-name="P47">fdist.max() → Finden des größten Eintrages</text:p>
        </text:list-item>
        <text:list-item>
          <text:p text:style-name="P47">fdist.tabulate() → Tabelle der Häufigkeitsverteilung</text:p>
        </text:list-item>
        <text:list-item>
          <text:p text:style-name="P47">fdist.plot() → Graphische Darstellung der Häufigkeitsverteilung</text:p>
        </text:list-item>
        <text:list-item>
          <text:p text:style-name="P47">fdist1 |= fdist2 → Aktualisiert die Einträge von fdist1 mit denen von fdist2</text:p>
        </text:list-item>
        <text:list-item>
          <text:p text:style-name="P55">fdist1 &lt; fdist2 → Testet ob Elemente aus fdist1 seltener auftreten als die von fdist2</text:p>
        </text:list-item>
      </text:list>
      <text:p text:style-name="P7"/>
      <text:p text:style-name="P7">Automatic Natural Language Understanding</text:p>
      <text:list xml:id="list2296553472" text:style-name="L12">
        <text:list-item>
          <text:p text:style-name="P56">Großes Problem von NLP ist die Mehrdeutigkeit des Sinnes, jenachdem in welchem Kontext Wörte<text:span text:style-name="T3">r</text:span> geschrieben werden</text:p>
          <text:list>
            <text:list-item>
              <text:p text:style-name="P56">serve: help with food / hold an office / put ball into play</text:p>
            </text:list-item>
            <text:list-item>
              <text:p text:style-name="P56">dish: plate / course of a meal / communications device</text:p>
            </text:list-item>
            <text:list-item>
              <text:p text:style-name="P56">The lost children were found by the searchers/mountain/afternoon</text:p>
              <text:list>
                <text:list-item>
                  <text:p text:style-name="P56">by beschreibt eine Person/Lokalität/Zeit</text:p>
                </text:list-item>
              </text:list>
            </text:list-item>
          </text:list>
        </text:list-item>
        <text:list-item>
          <text:p text:style-name="P56">Auflösung und Zugehörigkeit von Pronomen</text:p>
          <text:list>
            <text:list-item>
              <text:p text:style-name="P56">The thieves stole the paintings. They were subsequently found</text:p>
              <text:list>
                <text:list-item>
                  <text:p text:style-name="P56">Auf wen ist “they” bezogen, die Diebe oder die Gemälde</text:p>
                </text:list-item>
              </text:list>
            </text:list-item>
          </text:list>
        </text:list-item>
        <text:list-item>
          <text:p text:style-name="P57">Automatische Sprachauskunft ist ein weiterer Schritt</text:p>
          <text:list>
            <text:list-item>
              <text:p text:style-name="P58">Anfragen müssen verarbeitet und verstanden werden</text:p>
            </text:list-item>
            <text:list-item>
              <text:p text:style-name="P58">Antworten müssen zusammengestellt und geformt werden</text:p>
            </text:list-item>
            <text:list-item>
              <text:p text:style-name="P58">Antwort muss verständlich (Text oder Sprache) ausgegeben werden</text:p>
            </text:list-item>
          </text:list>
        </text:list-item>
        <text:list-item>
          <text:p text:style-name="P58">Machine Translation</text:p>
          <text:list>
            <text:list-item>
              <text:p text:style-name="P59">Kontext und Inhalt des Textest müssen in jeder Sprache erhalten bleiben</text:p>
            </text:list-item>
            <text:list-item>
              <text:p text:style-name="P60">Manche Wörter haben mehrere Übersetzungsmöglichkeiten, abhängig vom Kontext und dem Gebrauch</text:p>
            </text:list-item>
            <text:list-item>
              <text:p text:style-name="P60">Grammatikalische Strukturen unterscheiden sich in einzelnen Sprachen, die Wortstruktur darf nicht verloren gehen</text:p>
              <text:list>
                <text:list-item>
                  <text:p text:style-name="P60">Wird mit großen Datenmengen aus vielen Texten und Schriften aus mehreren Sprachen gelöst → Text alignment</text:p>
                </text:list-item>
              </text:list>
            </text:list-item>
            <text:list-item>
              <text:p text:style-name="P61">Pronomen haben auf verschiedenen Sprachen verschiedene Geschlechter</text:p>
              <text:list>
                <text:list-item>
                  <text:p text:style-name="P61">Wahl des Geschlechts kann den Kontext beeinflussen</text:p>
                </text:list-item>
              </text:list>
            </text:list-item>
          </text:list>
        </text:list-item>
        <text:list-item>
          <text:p text:style-name="P60">Spoken Dialogue Systems</text:p>
          <text:list>
            <text:list-item>
              <text:p text:style-name="P60">Sprachanalyse → Lexikalische Analyse → Kontexterkennung → Antwort planen → Syntaxrealisierung → Sprachsynthese</text:p>
            </text:list-item>
            <text:list-item>
              <text:p text:style-name="P60">Ziel ist Bestehen des Turing Tests → Erkennt der Mensch die künstliche Sprache?</text:p>
            </text:list-item>
            <text:list-item>
              <text:p text:style-name="P60">Umgangssprachliche Ausdrücke müssen erkannt und richtig darauf reagiert werden.</text:p>
            </text:list-item>
          </text:list>
        </text:list-item>
      </text:list>
      <text:p text:style-name="P11"/>
      <text:list xml:id="list181702876723045" text:continue-numbering="true" text:style-name="L12">
        <text:list-item>
          <text:p text:style-name="P62">Textual Entailment</text:p>
          <text:list>
            <text:list-item>
              <text:p text:style-name="P62">Beschreibt die Modellierung von Folgerungsbeziehungen in der Sprachen<text:tab/></text:p>
              <text:list>
                <text:list-item>
                  <text:p text:style-name="P62">Binäre Relationen zwischen zwei Objekten</text:p>
                </text:list-item>
              </text:list>
            </text:list-item>
            <text:list-item>
              <text:p text:style-name="P62">Ein Satz wird gelesen und es wird eine Hypothese aufgestellt:</text:p>
              <text:list>
                <text:list-item>
                  <text:p text:style-name="P62">Durch den Klimawandel schmilzt immer mehr Eis in der Arktis</text:p>
                  <text:list>
                    <text:list-item>
                      <text:p text:style-name="P62">HYPOTHESE: Die Arktis wird immer wärm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Limitations of NLP</text:p>
          <text:list>
            <text:list-item>
              <text:p text:style-name="P62">NL Systeme können immer noch nicht robust die menschliche natürlich Sprache erkennen und wiedergeben</text:p>
            </text:list-item>
            <text:list-item>
              <text:p text:style-name="P62">Schwere KI Probleme müssen noch gelöst werden</text:p>
            </text:list-item>
            <text:list-item>
              <text:p text:style-name="P62">Verständnis für die Sprache ist bereits da, Computer können uns verstehen, allerdings nicht menschlich wiedergeben oder umsetzen</text:p>
            </text:list-item>
          </text:list>
        </text:list-item>
      </text:list>
      <text:p text:style-name="P8"><text:soft-page-break/></text:p>
      <text:p text:style-name="P8"/>
      <text:p text:style-name="P13">Lecture 02 – <text:span text:style-name="T4">Text Analysis in Python</text:span></text:p>
      <text:p text:style-name="P13"/>
      <text:list xml:id="list549739971" text:style-name="L13">
        <text:list-item>
          <text:p text:style-name="P24">Big Problem in NLP</text:p>
          <text:list>
            <text:list-item>
              <text:p text:style-name="P24">Texte können sehr unterschiedlich sein, vom Stil her</text:p>
              <text:list>
                <text:list-item>
                  <text:p text:style-name="P24">Dokumentationen, Romane, Gedichte, Anleitungen</text:p>
                </text:list-item>
              </text:list>
            </text:list-item>
          </text:list>
        </text:list-item>
      </text:list>
      <text:p text:style-name="P9"/>
      <text:list xml:id="list181702495242766" text:continue-numbering="true" text:style-name="L13">
        <text:list-item>
          <text:p text:style-name="P63">Form text into readable Structure</text:p>
          <text:list>
            <text:list-item>
              <text:p text:style-name="P63">Token → Sequenz von Buchstaben als einzelne Gruppe (Wörter, Zeichen)</text:p>
            </text:list-item>
            <text:list-item>
              <text:p text:style-name="P63">Type → Einzigartiges Token (Wort sind mehrere Tokens, aber nur ein Type)</text:p>
            </text:list-item>
            <text:list-item>
              <text:p text:style-name="P63">Lexical Diversity → Type-Token-Ratio → Vokabular des Textes</text:p>
            </text:list-item>
            <text:list-item>
              <text:p text:style-name="P64">Hapaxes → Wort welches nur einmal im Text vorkommt</text:p>
            </text:list-item>
            <text:list-item>
              <text:p text:style-name="P64">Collocation → Wortsequenz die zusammen ungewöhnlich oft vorkommt</text:p>
            </text:list-item>
          </text:list>
        </text:list-item>
      </text:list>
      <text:p text:style-name="P10"/>
      <text:list xml:id="list181702324213243" text:continue-numbering="true" text:style-name="L13">
        <text:list-item>
          <text:p text:style-name="P64">Why is text analysis useful</text:p>
          <text:list>
            <text:list-item>
              <text:p text:style-name="P64">Themen und Genre können klassifiziert werden</text:p>
              <text:list>
                <text:list-item>
                  <text:p text:style-name="P64">Hilft Textarten zu unterscheiden</text:p>
                </text:list-item>
              </text:list>
            </text:list-item>
            <text:list-item>
              <text:p text:style-name="P64">Zugehörigkeit von Autoren herausfinden</text:p>
              <text:list>
                <text:list-item>
                  <text:p text:style-name="P64">Autor Profile, Cybermobbing Detektion</text:p>
                </text:list-item>
              </text:list>
            </text:list-item>
            <text:list-item>
              <text:p text:style-name="P64">Lesbarkeit für Personen testen (FSK Check)</text:p>
            </text:list-item>
            <text:list-item>
              <text:p text:style-name="P64">Schreib Assistenz</text:p>
            </text:list-item>
          </text:list>
        </text:list-item>
      </text:list>
      <text:p text:style-name="P21"/>
      <text:p text:style-name="P14">Lecture 03 – Writing Structured Programs</text:p>
      <text:p text:style-name="P14"/>
      <text:list xml:id="list2502899930" text:style-name="L14">
        <text:list-item>
          <text:p text:style-name="P25">Warum ist Programmstruktur wichtig?</text:p>
          <text:list>
            <text:list-item>
              <text:p text:style-name="P25">Lesbarkeit und Wartbarkeit des Codes fallen leichter</text:p>
            </text:list-item>
          </text:list>
        </text:list-item>
      </text:list>
      <text:p text:style-name="P17"/>
      <text:list xml:id="list181702391865006" text:continue-numbering="true" text:style-name="L14">
        <text:list-item>
          <text:p text:style-name="P25">Funktionen für mehr Struktur<text:tab/></text:p>
          <text:list>
            <text:list-item>
              <text:p text:style-name="P25">Effektiver Weg Code zu verpacken und wiederbenutzbar zu machen</text:p>
            </text:list-item>
            <text:list-item>
              <text:p text:style-name="P25">Gute Funktions- und Variablennamen machen Programme lesbarer</text:p>
            </text:list-item>
            <text:list-item>
              <text:p text:style-name="P25">Dokumentieren von Funktionen macht die Verwendung leichter</text:p>
            </text:list-item>
          </text:list>
        </text:list-item>
      </text:list>
      <text:p text:style-name="P17"/>
      <text:list xml:id="list181703469525788" text:continue-numbering="true" text:style-name="L14">
        <text:list-item>
          <text:p text:style-name="P26">Generator Expressions liefern schnelleren Code</text:p>
          <text:list>
            <text:list-item>
              <text:p text:style-name="P26">List Comprehension bildet erst die Liste und führt dann die Operation aus</text:p>
            </text:list-item>
            <text:list-item>
              <text:p text:style-name="P26">Generator Expression <text:span text:style-name="T5">übergeben der Funktion jedes Element zum direkten ausführen</text:span></text:p>
            </text:list-item>
          </text:list>
        </text:list-item>
      </text:list>
      <text:p text:style-name="P18"/>
      <text:list xml:id="list181703775689535" text:continue-numbering="true" text:style-name="L14">
        <text:list-item>
          <text:p text:style-name="P27">List-of-Tuples VS. Dictionaries</text:p>
          <text:list>
            <text:list-item>
              <text:p text:style-name="P27">Dictionaries vereinfachen Suche erheblich nach bestimmten Einträgen</text:p>
            </text:list-item>
            <text:list-item>
              <text:p text:style-name="P27">Keys sind einzigartig, nicht mehrere möglich, Eintrag muss Liste sein bei Mehrdeutigkeit</text:p>
            </text:list-item>
            <text:list-item>
              <text:p text:style-name="P28">Default<text:span text:style-name="T6">D</text:span>ics mit Ints sind nützlich um Elemente zu zählen</text:p>
            </text:list-item>
            <text:list-item>
              <text:p text:style-name="P29">DefaultDics werden generell gerne zum Akkumulieren von Wörtern verwendet (Anagramme finden) → nltk.Index(…)</text:p>
              <text:list>
                <text:list-item>
                  <text:p text:style-name="P29">Beispiel: Invertieren von Dictionaries:</text:p>
                  <text:list>
                    <text:list-item>
                      <text:p text:style-name="P29">pos _I = nltk.Index((value, key) for (key, value) in pos.items())</text:p>
                    </text:list-item>
                  </text:list>
                </text:list-item>
                <text:list-item>
                  <text:p text:style-name="P29">Beispiel: Finden von Anagrammen:</text:p>
                  <text:list>
                    <text:list-item>
                      <text:p text:style-name="P29">anagrams = nltk.Index((‘’.join(sorted(w)), w) for w in words)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81702798639960" text:continue-numbering="true" text:style-name="L14">
        <text:list-item>
          <text:p text:style-name="P30">Wichtige Elemente strukturierter Programme</text:p>
          <text:list>
            <text:list-item>
              <text:p text:style-name="P30">Funktionen</text:p>
            </text:list-item>
            <text:list-item>
              <text:p text:style-name="P30">Lambda Ausdrücke</text:p>
            </text:list-item>
            <text:list-item>
              <text:p text:style-name="P30"><text:soft-page-break/>Conditionals</text:p>
            </text:list-item>
            <text:list-item>
              <text:p text:style-name="P30">Sequences</text:p>
            </text:list-item>
            <text:list-item>
              <text:p text:style-name="P30">Dictionaries and Mappings</text:p>
            </text:list-item>
          </text:list>
        </text:list-item>
      </text:list>
      <text:p text:style-name="P20"/>
      <text:list xml:id="list181703898962512" text:continue-numbering="true" text:style-name="L14">
        <text:list-item>
          <text:p text:style-name="P30">Why is it useful?</text:p>
          <text:list>
            <text:list-item>
              <text:p text:style-name="P30">Programme und Bibliotheken sollen für die Öffentlichkeit geschrieben werden und für den späteren Gebrauch</text:p>
            </text:list-item>
            <text:list-item>
              <text:p text:style-name="P30">Wiederbenutzbare Teile und Code vereinfachen die Arbeit</text:p>
            </text:list-item>
            <text:list-item>
              <text:p text:style-name="P30">Reproduzierbare Ergebnisse</text:p>
            </text:list-item>
          </text:list>
        </text:list-item>
      </text:list>
      <text:p text:style-name="P20"/>
      <text:p text:style-name="P65">Lecture 04 – Accessing Text Corpora</text:p>
      <text:p text:style-name="P65"/>
      <text:list xml:id="list1676315876" text:style-name="L16">
        <text:list-item>
          <text:p text:style-name="P32">NLTK stellt einige nützliche Text Corpora zur Textanalyse (Große Textmengen)</text:p>
          <text:list>
            <text:list-item>
              <text:p text:style-name="P32">Werden mit einem bestimmten Ziel designed</text:p>
              <text:list>
                <text:list-item>
                  <text:p text:style-name="P32">Material in einem oder mehreren Genres (Breit gefächert)</text:p>
                </text:list-item>
              </text:list>
            </text:list-item>
            <text:list-item>
              <text:p text:style-name="P32">Corpus teilt sich immer in Textblöcke(words, sents) und Fileids auf</text:p>
              <text:list>
                <text:list-item>
                  <text:p text:style-name="P32">Lassen sich wie Listen mit Wörtern behandeln</text:p>
                </text:list-item>
              </text:list>
            </text:list-item>
            <text:list-item>
              <text:p text:style-name="P32">Gutenberg Corpus</text:p>
              <text:list>
                <text:list-item>
                  <text:p text:style-name="P32">nltk.corpus.gutenberg…</text:p>
                </text:list-item>
                <text:list-item>
                  <text:p text:style-name="P33">Sammlung von Romanen</text:p>
                </text:list-item>
              </text:list>
            </text:list-item>
            <text:list-item>
              <text:p text:style-name="P32">Webtext</text:p>
              <text:list>
                <text:list-item>
                  <text:p text:style-name="P32">Corpus mit Chattexten und Forumseinträgen(Umgangssprache und Kürzel)</text:p>
                </text:list-item>
              </text:list>
            </text:list-item>
            <text:list-item>
              <text:p text:style-name="P33">Brown Corpus</text:p>
              <text:list>
                <text:list-item>
                  <text:p text:style-name="P33">Viele Texte aus vielen verschiedenen Genres (Englisch)</text:p>
                </text:list-item>
                <text:list-item>
                  <text:p text:style-name="P33">Aufgeteilt in categories → brown.categories()</text:p>
                </text:list-item>
                <text:list-item>
                  <text:p text:style-name="P33">Textzugriff via Kategorie: brown.words(categories=’news’)</text:p>
                </text:list-item>
                <text:list-item>
                  <text:p text:style-name="P33">Textzugriff via Fileids →<text:span text:style-name="T7"> </text:span>brown.words(fileids=[‘cg22’])</text:p>
                </text:list-item>
                <text:list-item>
                  <text:p text:style-name="P34">Sätze via Kategorien → brown.sents(categories=[‘news’, ‘editorial’])</text:p>
                </text:list-item>
                <text:list-item>
                  <text:p text:style-name="P34">Eine Kategorie pro Dokument</text:p>
                </text:list-item>
              </text:list>
            </text:list-item>
            <text:list-item>
              <text:p text:style-name="P34">Reuters Corpus</text:p>
              <text:list>
                <text:list-item>
                  <text:p text:style-name="P34">Besteht aus News Dokumenten</text:p>
                </text:list-item>
                <text:list-item>
                  <text:p text:style-name="P34">Gruppiert in Trainings- und Testsets</text:p>
                </text:list-item>
                <text:list-item>
                  <text:p text:style-name="P34">Mehrere Kategorien pro Dokument</text:p>
                </text:list-item>
              </text:list>
            </text:list-item>
            <text:list-item>
              <text:p text:style-name="P34">Verschiedene Corpora haben verschiedene Eigenschaften</text:p>
              <text:list>
                <text:list-item>
                  <text:p text:style-name="P34">isolated: Einfache Sammlung von Texten</text:p>
                </text:list-item>
                <text:list-item>
                  <text:p text:style-name="P34">categorized: Jeder Text gehört zu einer Kategorie</text:p>
                </text:list-item>
                <text:list-item>
                  <text:p text:style-name="P34">overlapping: Jeder Text gehört zu einer oder mehreren Kategorien</text:p>
                </text:list-item>
                <text:list-item>
                  <text:p text:style-name="P34">temporal: Sprachnutzung über einen Zeitraum (Präsidentenreden) </text:p>
                </text:list-item>
              </text:list>
            </text:list-item>
            <text:list-item>
              <text:p text:style-name="P34">Verschiedene Zugriffsmöglichkeiten</text:p>
              <text:list>
                <text:list-item>
                  <text:p text:style-name="P34">fileids() → Liste mit allen File-IDs</text:p>
                </text:list-item>
                <text:list-item>
                  <text:p text:style-name="P34">fileids([categories]) → Alle File-IDs die zu gegebenen Kategorien gehören</text:p>
                </text:list-item>
                <text:list-item>
                  <text:p text:style-name="P34">categories() → Liste mit allen Kategorien</text:p>
                </text:list-item>
                <text:list-item>
                  <text:p text:style-name="P34">categories([fileids]) → Alle Kategorien die zu gegebenen File-IDs gehören</text:p>
                </text:list-item>
                <text:list-item>
                  <text:p text:style-name="P34">raw() → Der rohe Inhalt des kompletten Corpus (Chars)</text:p>
                </text:list-item>
                <text:list-item>
                  <text:p text:style-name="P67"><text:span text:style-name="T8">words() → Alle Wörter eines Corpus</text:span></text:p>
                </text:list-item>
                <text:list-item>
                  <text:p text:style-name="P67"><text:span text:style-name="T8">words(fileids/categories) → Wörter gefiltert nach ID oder Kategorie</text:span></text:p>
                </text:list-item>
                <text:list-item>
                  <text:p text:style-name="P67"><text:span text:style-name="T8">sents() → Alle Sätze eines Corpus</text:span></text:p>
                </text:list-item>
                <text:list-item>
                  <text:p text:style-name="P67"><text:span text:style-name="T8">sents(fileids/categories) → Sätze gefiltert nach ID oder Kategorie</text:span></text:p>
                </text:list-item>
              </text:list>
            </text:list-item>
          </text:list>
        </text:list-item>
      </text:list>
      <text:p text:style-name="P68"><text:span text:style-name="T8"/></text:p>
      <text:list xml:id="list181704089093472" text:continue-numbering="true" text:style-name="L16">
        <text:list-item>
          <text:p text:style-name="P67"><text:span text:style-name="T8">Conditional Frequency Distribution</text:span></text:p>
          <text:list>
            <text:list-item>
              <text:p text:style-name="P67"><text:span text:style-name="T8">Bildet mehrere Verteilungen mit verschiedenen Bedingungen</text:span></text:p>
            </text:list-item>
            <text:list-item>
              <text:p text:style-name="P69"><text:soft-page-break/><text:span text:style-name="T8">Bekommt Pärchen aus Bedingungen und Events und zählt Events die die Bedingungen erfüllen</text:span></text:p>
            </text:list-item>
            <text:list-item>
              <text:p text:style-name="P69"><text:span text:style-name="T8">Können tabellarisch dargestellt werden zur besseren Analyse</text:span></text:p>
              <text:list>
                <text:list-item>
                  <text:p text:style-name="P69"><text:span text:style-name="T8">cfd.tabulate(conditions=[‘cond1’, ‘cond2’], samples=range(8), cumulative=True)</text:span></text:p>
                </text:list-item>
              </text:list>
            </text:list-item>
            <text:list-item>
              <text:p text:style-name="P69"><text:span text:style-name="T8">Können dazu genutzt werden eine Bigram Tabelle zu bilden</text:span></text:p>
              <text:list>
                <text:list-item>
                  <text:p text:style-name="P69"><text:span text:style-name="T8">Bigramme dienen als Input für die Verteilungen</text:span></text:p>
                </text:list-item>
                <text:list-item>
                  <text:p text:style-name="P69"><text:span text:style-name="T8">So findet man wahrscheinliche Folgewörter für bestimmte Wörter</text:span></text:p>
                  <text:list>
                    <text:list-item>
                      <text:p text:style-name="P69"><text:span text:style-name="T8">Wird in der Autocomplete Songs App verwendet</text:span></text:p>
                    </text:list-item>
                  </text:list>
                </text:list-item>
              </text:list>
            </text:list-item>
            <text:list-item>
              <text:p text:style-name="P69"><text:span text:style-name="T8">Sehr effizient um Genres stilistisch miteinander zu vergleichen (Konjunktivtest)</text:span></text:p>
            </text:list-item>
            <text:list-item>
              <text:p text:style-name="P69"><text:span text:style-name="T8">Kann Wortnutzung über die Zeit in selben Texten visualisieren (Präsidentenreden)</text:span></text:p>
            </text:list-item>
          </text:list>
        </text:list-item>
      </text:list>
      <text:p text:style-name="P54"/>
      <text:p text:style-name="P66">Lecture 05 – Lexical Ressources</text:p>
      <text:p text:style-name="P66"/>
      <text:list xml:id="list561412131" text:style-name="L18">
        <text:list-item>
          <text:p text:style-name="P35">Hauptproblem der Sprachanalyse stellt die Mehrdeutigkeit in der menschlichen Sprache dar</text:p>
          <text:list>
            <text:list-item>
              <text:p text:style-name="P35">Buchstabierung: color ↔ colour</text:p>
            </text:list-item>
            <text:list-item>
              <text:p text:style-name="P35">Aussprache: China ↔ Schina ↔ Kina</text:p>
            </text:list-item>
            <text:list-item>
              <text:p text:style-name="P35">Worttrennungen: Sommer-/Wintersemester</text:p>
            </text:list-item>
            <text:list-item>
              <text:p text:style-name="P35">Satzstellungen: He lives in Mulberry Dr. ↔ Dr- Watson left the room</text:p>
            </text:list-item>
            <text:list-item>
              <text:p text:style-name="P35">Bedeutung: Bank (Gebäude ↔ Sitzgelegenheit ↔ Insitution)</text:p>
            </text:list-item>
            <text:list-item>
              <text:p text:style-name="P35">Interpretation von Umgangssprache: Time flies like an arrow.</text:p>
            </text:list-item>
          </text:list>
        </text:list-item>
        <text:list-item>
          <text:p text:style-name="P35">Homonyms → Wörter mit selber Buchstabierung aber verschiedener Bedeutung</text:p>
          <text:list>
            <text:list-item>
              <text:p text:style-name="P35">I saw the saw</text:p>
            </text:list-item>
          </text:list>
        </text:list-item>
        <text:list-item>
          <text:p text:style-name="P35">Syntactic Ambiguity → Sätze können verschiedene Interpretationen haben</text:p>
          <text:list>
            <text:list-item>
              <text:p text:style-name="P35">I’m glad I’m a man, and so is Lola</text:p>
              <text:list>
                <text:list-item>
                  <text:p text:style-name="P35">Lola und ich sind beide froh, dass ich ein Mann bin</text:p>
                </text:list-item>
                <text:list-item>
                  <text:p text:style-name="P35">Ich bin froh, dass Lola und ich Männer sind</text:p>
                </text:list-item>
              </text:list>
            </text:list-item>
          </text:list>
        </text:list-item>
        <text:list-item>
          <text:p text:style-name="P36">Lexical Ressource → Sammlung von Wörtern mit dazugehörigen Informationen zum Text (Kategorie, Sinn, Bedeutung)</text:p>
          <text:list>
            <text:list-item>
              <text:p text:style-name="P36">Einfachste Form ist Liste mit Wörtern</text:p>
            </text:list-item>
            <text:list-item>
              <text:p text:style-name="P36">Anwendung in bei Themenwörtern (Biologie, Mathe)</text:p>
            </text:list-item>
            <text:list-item>
              <text:p text:style-name="P36">Bildet Basis Vokabular</text:p>
            </text:list-item>
            <text:list-item>
              <text:p text:style-name="P36">Beispiel ist auch eine Liste mit Ortsnamen (Städte, Länder, Regionen)</text:p>
            </text:list-item>
            <text:list-item>
              <text:p text:style-name="P36">Bekannte Filterworte sind Stopwords (to, the, also)</text:p>
            </text:list-item>
          </text:list>
        </text:list-item>
        <text:list-item>
          <text:p text:style-name="P36">Für Lexical Ressources gibt es eigene Corpora mit den Standard Zugriffsmethoden</text:p>
          <text:list>
            <text:list-item>
              <text:p text:style-name="P36">Nützlich um ungewöhnliche Wörter in einem Corpus zu finden</text:p>
            </text:list-item>
            <text:list-item>
              <text:p text:style-name="P37">Anwendung um Anteil von Stopwords in einem Text zu untersuchen</text:p>
            </text:list-item>
            <text:list-item>
              <text:p text:style-name="P37">Kann genutzt werden um ein Wortpuzzle zu lösen (Mit FreqDists)</text:p>
            </text:list-item>
            <text:list-item>
              <text:p text:style-name="P37">Kann zum Übersetzen von Wörtern benutzt werden (Swadesh Words)</text:p>
            </text:list-item>
            <text:list-item>
              <text:p text:style-name="P37">Verschiedene Sprachen können analysiert werden</text:p>
            </text:list-item>
          </text:list>
        </text:list-item>
        <text:list-item>
          <text:p text:style-name="P37">Weitere große Herausforderung ist das Erkennen von gesprochener Sprache</text:p>
          <text:list>
            <text:list-item>
              <text:p text:style-name="P37">Mehrere Dialekte werden verwendet</text:p>
            </text:list-item>
            <text:list-item>
              <text:p text:style-name="P37">cmudict ist spezieller Corpus für solche Zwecke</text:p>
              <text:list>
                <text:list-item>
                  <text:p text:style-name="P37">Enthält Phonetisches Alphabet in mehreren Möglichkeiten</text:p>
                </text:list-item>
              </text:list>
            </text:list-item>
          </text:list>
        </text:list-item>
        <text:list-item>
          <text:p text:style-name="P37">Wordnet stellt Corpus mit Beziehungen der einzelnen Wörter</text:p>
          <text:list>
            <text:list-item>
              <text:p text:style-name="P37">wn.synsets(‘word’) → Liefert alle Synonyme von word als Synsetobjekt</text:p>
            </text:list-item>
            <text:list-item>
              <text:p text:style-name="P37">wn.synset(‘synset-obj’).lemma_names() → Gibt alle Synonyme als Wörterliste zurück</text:p>
            </text:list-item>
            <text:list-item>
              <text:p text:style-name="P37">Synsets sind hierarchisch verknüpft wie in einem Baum</text:p>
              <text:list>
                <text:list-item>
                  <text:p text:style-name="P37">Motor Vehicle → (Motorcar, Go-Kart, Truck): IS A – Beziehung</text:p>
                </text:list-item>
                <text:list-item>
                  <text:p text:style-name="P37">synset,hyponyms() → Liefert alle Kinder als Synset Objekte</text:p>
                </text:list-item>
                <text:list-item>
                  <text:p text:style-name="P37">synset.hypernyms() → Liefert alle Eltern als Synset Objekte <text:span text:style-name="T9">(Multipath möglich)</text:span></text:p>
                  <text:list>
                    <text:list-item>
                      <text:p text:style-name="P39">Hypernyms und Hyponyms sind “Lexical Relations”</text:p>
                    </text:list-item>
                  </text:list>
                </text:list-item>
              </text:list>
            </text:list-item>
            <text:list-item>
              <text:p text:style-name="P39">Meronyme: Von Gegenständen zu ihren Komponenten (Baum → Ast, Krone, Stamm)</text:p>
            </text:list-item>
            <text:list-item>
              <text:p text:style-name="P39"><text:soft-page-break/>Holonyme: Von Gegenständen zu dem in dem sie enthalten sind (Baum → Wald)</text:p>
            </text:list-item>
            <text:list-item>
              <text:p text:style-name="P39">Antonyme: Finden von Gegenteilen (Supply → Demand)</text:p>
            </text:list-item>
          </text:list>
        </text:list-item>
        <text:list-item>
          <text:p text:style-name="P39">Semantic Relatedness kann nützlich sein für die Internetsuche, da auch Synonyme gesucht werden</text:p>
          <text:list>
            <text:list-item>
              <text:p text:style-name="P39">Beziehungsstatus kann durch die Nähe zu anderen Elementen ermittelt werden</text:p>
              <text:list>
                <text:list-item>
                  <text:p text:style-name="P39">synset.lowest_common_hypernym(synset2) → Nächstes Elternelement</text:p>
                </text:list-item>
                <text:list-item>
                  <text:p text:style-name="P39">synset1.min_depth() → Tiefe im Baum von “Entity” aus</text:p>
                </text:list-item>
                <text:list-item>
                  <text:p text:style-name="P39">synset1.path_similarity(synset2) → Liefert Bewertung des Beziehungsstatus <text:span text:style-name="T10">aufsteigend</text:span></text:p>
                </text:list-item>
              </text:list>
            </text:list-item>
          </text:list>
        </text:list-item>
      </text:list>
      <text:p text:style-name="P3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49:36.745396916</meta:creation-date>
    <dc:date>2019-02-15T18:17:02.009000000</dc:date>
    <meta:editing-duration>PT33M17S</meta:editing-duration>
    <meta:editing-cycles>5</meta:editing-cycles>
    <meta:generator>LibreOffice/6.1.3.2$Windows_X86_64 LibreOffice_project/86daf60bf00efa86ad547e59e09d6bb77c699acb</meta:generator>
    <meta:document-statistic meta:table-count="0" meta:image-count="0" meta:object-count="0" meta:page-count="7" meta:paragraph-count="273" meta:word-count="1940" meta:character-count="12883" meta:non-whitespace-character-count="11460"/>
  </office:meta>
</office:document-meta>
</file>